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76cm"/>
    </style:style>
    <style:style style:name="co2" style:family="table-column">
      <style:table-column-properties fo:break-before="auto" style:column-width="3.119cm"/>
    </style:style>
    <style:style style:name="co3" style:family="table-column">
      <style:table-column-properties fo:break-before="auto" style:column-width="2.653cm"/>
    </style:style>
    <style:style style:name="co4" style:family="table-column">
      <style:table-column-properties fo:break-before="auto" style:column-width="7.195cm"/>
    </style:style>
    <style:style style:name="co5" style:family="table-column">
      <style:table-column-properties fo:break-before="auto" style:column-width="9.84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976cm" fo:break-before="auto" style:use-optimal-row-height="false"/>
    </style:style>
    <style:style style:name="ro2" style:family="table-row">
      <style:table-row-properties style:row-height="1.84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3.272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0.848cm" fo:break-before="auto" style:use-optimal-row-height="true"/>
    </style:style>
    <style:style style:name="ro7" style:family="table-row">
      <style:table-row-properties style:row-height="1.252cm" fo:break-before="auto" style:use-optimal-row-height="true"/>
    </style:style>
    <style:style style:name="ro8" style:family="table-row">
      <style:table-row-properties style:row-height="2.06cm" fo:break-before="auto" style:use-optimal-row-height="true"/>
    </style:style>
    <style:style style:name="ro9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1pt" fo:font-weight="normal" style:font-size-asian="11pt" style:font-weight-asian="normal" style:font-size-complex="11pt" style:font-weight-complex="normal"/>
    </style:style>
    <style:style style:name="ce1" style:family="table-cell" style:parent-style-name="Default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3" style:family="table-cell" style:parent-style-name="Default">
      <style:table-cell-properties fo:wrap-option="wrap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ize-asian="11pt" style:font-size-complex="11pt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4" office:value-type="string" calcext:value-type="string" table:number-columns-spanned="5" table:number-rows-spanned="1">
            <text:p>Login to a registered Gmail account – Test Cases</text:p>
          </table:table-cell>
          <table:covered-table-cell table:number-columns-repeated="4" table:style-name="ce8"/>
          <table:table-cell table:number-columns-repeated="1019"/>
        </table:table-row>
        <table:table-row table:style-name="ro2">
          <table:table-cell table:style-name="ce5" office:value-type="string" calcext:value-type="string" table:number-columns-spanned="5" table:number-rows-spanned="1">
            <text:p><text:span text:style-name="T1">Preconditions: Go to the Sign in page (</text:span><text:span text:style-name="T1"><text:a xlink:href="https://accounts.google.com/v3/signin/identifier?dsh=S872774785%3A1682970455114126&amp;hl=en-GB&amp;ifkv=Af_xneH1tuJXBtxp7yqmCWWTF841RlVtWHzrkOpP-R5QDIEYNv5qzXQ3tJguwzpLUlBQL9-AGNAO&amp;flowName=GlifWebSignIn&amp;flowEntry=ServiceLogin" xlink:type="simple">LoginPage</text:a></text:span><text:span text:style-name="T2">) </text:span></text:p>
          </table:table-cell>
          <table:covered-table-cell table:number-columns-repeated="4" table:style-name="ce8"/>
          <table:table-cell table:number-columns-repeated="1019"/>
        </table:table-row>
        <table:table-row table:style-name="ro3">
          <table:table-cell table:style-name="Default" table:number-columns-repeated="5"/>
          <table:table-cell table:number-columns-repeated="1019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mLogin-0</text:p>
          </table:table-cell>
          <table:table-cell office:value-type="string" calcext:value-type="string">
            <text:p>The Login page loads properly 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Reload the Login page </text:p>
          </table:table-cell>
          <table:table-cell office:value-type="string" calcext:value-type="string">
            <text:p>The page loads with the elements: </text:p>
            <text:p>*”Email or phone” field with the mouse cursor set in it</text:p>
            <text:p>* “Forgot email” link</text:p>
            <text:p>*”Learn more” link about Guest mode</text:p>
            <text:p>*”Create account” link</text:p>
            <text:p>*”Next” button</text:p>
            <text:p>*Language selection option </text:p>
            <text:p>*Help / Privacy / Terms tabs</text:p>
          </table:table-cell>
          <table:table-cell table:number-columns-repeated="1019"/>
        </table:table-row>
        <table:table-row table:style-name="ro3" table:number-rows-repeated="2">
          <table:table-cell table:style-name="Default" table:number-columns-repeated="5"/>
          <table:table-cell table:number-columns-repeated="1019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mLogin-1</text:p>
          </table:table-cell>
          <table:table-cell office:value-type="string" calcext:value-type="string">
            <text:p>Correctly logging into the account using a email addres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the “Email or phone” field type a registered email address (in format username@gmail.com)</text:p>
          </table:table-cell>
          <table:table-cell office:value-type="string" calcext:value-type="string">
            <text:p>The email address entered is displayed in the “Email or phone” field with the mouse cursor set in it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redirected to the password page 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ter your correct password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logged in to your mailbox </text:p>
            <text:p>The Inbox page is ope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mLogin-2</text:p>
          </table:table-cell>
          <table:table-cell office:value-type="string" calcext:value-type="string">
            <text:p>Correctly logging into the account using a phone nu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the “Email or phone” field enter a phone number assigned to registered email address</text:p>
          </table:table-cell>
          <table:table-cell office:value-type="string" calcext:value-type="string">
            <text:p>The phone number entered is displayed in the “Email or phone” field with the mouse cursor set in it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redirected to the password page </text:p>
            <text:p>The message “Welcome <text:span text:style-name="T3">Your email address” </text:span><text:span text:style-name="T4">is shown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ter your correct password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logged in to your mailbox </text:p>
            <text:p>The Inbox page is ope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GmLogin-3</text:p>
          </table:table-cell>
          <table:table-cell office:value-type="string" calcext:value-type="string">
            <text:p>Correctly logging into the account using a user n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the “Email or phone” field type a username (without @gmail.com) </text:p>
          </table:table-cell>
          <table:table-cell office:value-type="string" calcext:value-type="string">
            <text:p>The username entered is displayed in the “Email or phone” field with the mouse cursor set in it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redirected to the password page </text:p>
            <text:p><text:span text:style-name="T5">The message “Welcome </text:span><text:span text:style-name="T6">Your email address” </text:span><text:span text:style-name="T7">is shown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ter your correct password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logged in to your mailbox </text:p>
            <text:p>The Inbox page is ope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GmLogin-4</text:p>
          </table:table-cell>
          <table:table-cell office:value-type="string" calcext:value-type="string">
            <text:p>Correctly logging into the account using a email address entered in capital lett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the “Email or phone” field type a registered email address using capital letters (in format USERNAME@GMAIL.COM</text:p>
          </table:table-cell>
          <table:table-cell office:value-type="string" calcext:value-type="string">
            <text:p>The email address entered is displayed in the “Email or phone” field with the mouse cursor set in it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redirected to the password page 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ter your correct password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logged in to your mailbox </text:p>
            <text:p>The Inbox page is ope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mLogin-5</text:p>
          </table:table-cell>
          <table:table-cell office:value-type="string" calcext:value-type="string">
            <text:p>Correctly logging into the account using “Forgot email” featur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ck on the “Forgot email?” link</text:p>
          </table:table-cell>
          <table:table-cell office:value-type="string" calcext:value-type="string">
            <text:p>You are directed to the Find your email page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ype a phone number <text:s/>assigned to registered email address</text:p>
          </table:table-cell>
          <table:table-cell office:value-type="string" calcext:value-type="string">
            <text:p>The number you entered is displayed 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directed to the What’s your name page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Complete the form with the correct data (first and last name) </text:p>
          </table:table-cell>
          <table:table-cell office:value-type="string" calcext:value-type="string">
            <text:p>The data you entered is displaye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directed to the verification code pag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“Send” button </text:p>
          </table:table-cell>
          <table:table-cell office:value-type="string" calcext:value-type="string">
            <text:p>You are directed to the Enter the code pag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ter the code </text:p>
          </table:table-cell>
          <table:table-cell office:value-type="string" calcext:value-type="string">
            <text:p>The code is displayed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directed to the Password page</text:p>
            <text:p><text:span text:style-name="T5">The message “Welcome </text:span><text:span text:style-name="T6">Your email address” </text:span><text:span text:style-name="T7">is shown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Enter your password <text:s/></text:p>
          </table:table-cell>
          <table:table-cell office:value-type="string" calcext:value-type="string">
            <text:p>The password is displayed encrypted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<text:span text:style-name="T5">You are logged in to your mailbox </text:span></text:p>
            <text:p><text:span text:style-name="T5">The Inbox page is open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GmLogin-6</text:p>
          </table:table-cell>
          <table:table-cell office:value-type="string" calcext:value-type="string">
            <text:p>Unable to login with a invalid pass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the “Email or phone” field type a registered email address (in format username@gmail.com)</text:p>
          </table:table-cell>
          <table:table-cell office:value-type="string" calcext:value-type="string">
            <text:p>The email address entered is displayed in the “Email or phone” field with the mouse cursor set in it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redirected to the password page 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ter a invalid password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8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not logged in to your mailbox </text:p>
            <text:p>The password page is still open</text:p>
            <text:p>The “Enter your password” field is highlighted in red</text:p>
            <text:p>The “Wrong password. Try again or click ‘Forgot password’ to reset it.” message is display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mLogin-7</text:p>
          </table:table-cell>
          <table:table-cell office:value-type="string" calcext:value-type="string">
            <text:p>Entering the wrong password twice triggers the security procedur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the “Email or phone” field type a registered email address (in format username@gmail.com)</text:p>
          </table:table-cell>
          <table:table-cell office:value-type="string" calcext:value-type="string">
            <text:p>The email address entered is displayed in the “Email or phone” field with the mouse cursor set in it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redirected to the password page 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ter a invalid password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8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not logged in to your mailbox </text:p>
            <text:p>The password page is still open</text:p>
            <text:p>The “Enter your password” field is highlighted in red</text:p>
            <text:p>The “Wrong password. Try again or click ‘Forgot password’ to reset it.” message is displayed. 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nter a invalid password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directed to the account recovery page</text:p>
            <text:p>The “To help keep your account safe, Google wants to make sure that it’s really you trying to sign in” message is shown.</text:p>
            <text:p>Google sent a notification to your phone. 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GmLogin-8</text:p>
          </table:table-cell>
          <table:table-cell office:value-type="string" calcext:value-type="string">
            <text:p>Correctly logging into the account using the “Forgot password?” fea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the “Email or phone” field type a registered email address (in format username@gmail.com)</text:p>
          </table:table-cell>
          <table:table-cell office:value-type="string" calcext:value-type="string">
            <text:p>The email address entered is displayed in the “Email or phone” field with the mouse cursor set in it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redirected to the password page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lick on the “Forgot password?” link</text:p>
          </table:table-cell>
          <table:table-cell office:value-type="string" calcext:value-type="string">
            <text:p><text:span text:style-name="T5">You are directed to the account recovery page</text:span></text:p>
            <text:p><text:span text:style-name="T5">The “To help keep your account safe, Google wants to make sure that it’s really you trying to sign in” message is shown.</text:span></text:p>
            <text:p><text:span text:style-name="T5">Google sent a notification to your phone. </text:span> 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onfirm recovering account on your phone</text:p>
          </table:table-cell>
          <table:table-cell office:value-type="string" calcext:value-type="string">
            <text:p>The welcome back page is open</text:p>
            <text:p>“You can update your password now if you've forgotten it.” message is shown. </text:p>
            <text:p/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lick on “Continue” button </text:p>
          </table:table-cell>
          <table:table-cell office:value-type="string" calcext:value-type="string">
            <text:p>The Security check-up page is open</text:p>
            <text:p/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ck on “Continue to Gmail” button </text:p>
          </table:table-cell>
          <table:table-cell office:value-type="string" calcext:value-type="string">
            <text:p><text:span text:style-name="T5">You are logged in to your mailbox </text:span></text:p>
            <text:p><text:span text:style-name="T5">The Inbox page is open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mLogin-9</text:p>
          </table:table-cell>
          <table:table-cell office:value-type="string" calcext:value-type="string">
            <text:p>Correctly logging into the account using the Guest m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Chrome browser </text:p>
          </table:table-cell>
          <table:table-cell office:value-type="string" calcext:value-type="string">
            <text:p>The browser is open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t the top right, from Profile menu choose “Guest” </text:p>
          </table:table-cell>
          <table:table-cell office:value-type="string" calcext:value-type="string">
            <text:p>The guest mode is open.</text:p>
            <text:p>The “You're browsing as a Guest” message is shown.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Go to the Gmail login page (<text:a xlink:href="https://accounts.google.com/v3/signin/identifier?dsh=S838992885%3A1682274759395337&amp;continue=https%3A%2F%2Fmail.google.com%2Fmail%2F&amp;ifkv=AQMjQ7SRn29AUbsFxofjZHu3Dz6S33IchD4wIFy9vPJcEg7Jii4GNZkcPXv6qgdH7WNrCjOgljkhkQ&amp;rip=1&amp;sacu=1&amp;service=mail&amp;flowName=GlifWebSignIn&amp;flowEntry=ServiceLogin" xlink:type="simple">https://accounts.google.com/v3/signin/identifier?dsh=S838992885%3A1682274759395337&amp;continue=https%3A%2F%2Fmail.google.com%2Fmail%2F&amp;ifkv=AQMjQ7SRn29AUbsFxofjZHu3Dz6S33IchD4wIFy9vPJcEg7Jii4GNZkcPXv6qgdH7WNrCjOgljkhkQ&amp;rip=1&amp;sacu=1&amp;service=mail&amp;flowName=GlifWebSignIn&amp;flowEntry=ServiceLogin</text:a>) </text:p>
          </table:table-cell>
          <table:table-cell office:value-type="string" calcext:value-type="string">
            <text:p>The page loads with the elements: </text:p>
            <text:p>*”Email or phone” field with the mouse cursor set in it</text:p>
            <text:p>* “Forgot email” link</text:p>
            <text:p>*”Learn more” link about Guest mode</text:p>
            <text:p>*”Create account” link</text:p>
            <text:p>*”Next” button</text:p>
            <text:p>*Language selection option </text:p>
            <text:p>*Help / Privacy / Terms tabs 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 the “Email or phone” field type a registered email address (in format username@gmail.com)</text:p>
          </table:table-cell>
          <table:table-cell office:value-type="string" calcext:value-type="string">
            <text:p>The email address entered is displayed in the “Email or phone” field with the mouse cursor set in it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redirected to the password page 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nter your correct password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logged in to your mailbox </text:p>
            <text:p>The Inbox page is ope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GmLogin-10</text:p>
          </table:table-cell>
          <table:table-cell office:value-type="string" calcext:value-type="string">
            <text:p>Using the Guest mode does not save your browsing history, cookies, and site 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 Chrome browser </text:p>
          </table:table-cell>
          <table:table-cell office:value-type="string" calcext:value-type="string">
            <text:p>The browser is open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At the top right, from Profile menu choose “Guest” </text:p>
          </table:table-cell>
          <table:table-cell office:value-type="string" calcext:value-type="string">
            <text:p>The guest mode is open</text:p>
            <text:p>The “You're browsing as a Guest” message is shown</text:p>
          </table:table-cell>
          <table:table-cell table:number-columns-repeated="1019"/>
        </table:table-row>
        <table:table-row table:style-name="ro4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Go to the Gmail login page (<text:a xlink:href="https://accounts.google.com/v3/signin/identifier?dsh=S838992885%3A1682274759395337&amp;continue=https%3A%2F%2Fmail.google.com%2Fmail%2F&amp;ifkv=AQMjQ7SRn29AUbsFxofjZHu3Dz6S33IchD4wIFy9vPJcEg7Jii4GNZkcPXv6qgdH7WNrCjOgljkhkQ&amp;rip=1&amp;sacu=1&amp;service=mail&amp;flowName=GlifWebSignIn&amp;flowEntry=ServiceLogin" xlink:type="simple">https://accounts.google.com/v3/signin/identifier?dsh=S838992885%3A1682274759395337&amp;continue=https%3A%2F%2Fmail.google.com%2Fmail%2F&amp;ifkv=AQMjQ7SRn29AUbsFxofjZHu3Dz6S33IchD4wIFy9vPJcEg7Jii4GNZkcPXv6qgdH7WNrCjOgljkhkQ&amp;rip=1&amp;sacu=1&amp;service=mail&amp;flowName=GlifWebSignIn&amp;flowEntry=ServiceLogin</text:a>) </text:p>
          </table:table-cell>
          <table:table-cell office:value-type="string" calcext:value-type="string">
            <text:p>The page loads with the elements: </text:p>
            <text:p>*”Email or phone” field with the mouse cursor set in it</text:p>
            <text:p>* “Forgot email” link</text:p>
            <text:p>*”Learn more” link about Guest mode</text:p>
            <text:p>*”Create account” link</text:p>
            <text:p>*”Next” button</text:p>
            <text:p>*Language selection option </text:p>
            <text:p>*Help / Privacy / Terms tabs </text:p>
          </table:table-cell>
          <table:table-cell table:style-name="Default"/>
          <table:table-cell table:number-columns-repeated="1018"/>
        </table:table-row>
        <table:table-row table:style-name="ro7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 the “Email or phone” field type a registered email address (in format username@gmail.com)</text:p>
          </table:table-cell>
          <table:table-cell office:value-type="string" calcext:value-type="string">
            <text:p>The email address entered is displayed in the “Email or phone” field with the mouse cursor set in it</text:p>
          </table:table-cell>
          <table:table-cell table:style-name="Default"/>
          <table:table-cell table:number-columns-repeated="1018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redirected to the password page 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nter your correct password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logged in to your mailbox </text:p>
            <text:p>The Inbox page is open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lose the window </text:p>
          </table:table-cell>
          <table:table-cell office:value-type="string" calcext:value-type="string">
            <text:p>The browser is close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Open Chrome browser </text:p>
          </table:table-cell>
          <table:table-cell office:value-type="string" calcext:value-type="string">
            <text:p>The browser is open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Verify Your browsing history, cookies, and site data are not saved</text:p>
          </table:table-cell>
          <table:table-cell office:value-type="string" calcext:value-type="string">
            <text:p>Your browsing history, cookies, and site data are delet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GmLogin-11</text:p>
          </table:table-cell>
          <table:table-cell office:value-type="string" calcext:value-type="string">
            <text:p>The “Show password” functionality shows the decrypted passwor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the “Email or phone” field type a registered email address (in format username@gmail.com)</text:p>
          </table:table-cell>
          <table:table-cell office:value-type="string" calcext:value-type="string">
            <text:p>The email address entered is displayed in the “Email or phone” field with the mouse cursor set in it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redirected to the password page 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elect “show password” </text:p>
          </table:table-cell>
          <table:table-cell office:value-type="string" calcext:value-type="string">
            <text:p>The checkbox is marke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ter a password</text:p>
          </table:table-cell>
          <table:table-cell office:value-type="string" calcext:value-type="string">
            <text:p>The password is displayed decrypte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GmLogin-12</text:p>
          </table:table-cell>
          <table:table-cell office:value-type="string" calcext:value-type="string">
            <text:p>All tabs redirect to the appropriate pa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ck on links on the page (Help, Privacy, Terms) </text:p>
          </table:table-cell>
          <table:table-cell office:value-type="string" calcext:value-type="string">
            <text:p>You are directed to the appropriate page which opens in new tab 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GmLogin-13</text:p>
          </table:table-cell>
          <table:table-cell office:value-type="string" calcext:value-type="string">
            <text:p>The “Create account” link directs to the create account p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ck on “Create account”</text:p>
          </table:table-cell>
          <table:table-cell office:value-type="string" calcext:value-type="string">
            <text:p>The drop-down menu opens with options: For my personal use, For my child, For work or my business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elect any option</text:p>
          </table:table-cell>
          <table:table-cell office:value-type="string" calcext:value-type="string">
            <text:p>Create your Google Account page is ope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GmLogin-14</text:p>
          </table:table-cell>
          <table:table-cell office:value-type="string" calcext:value-type="string">
            <text:p>You can change the language of the 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ck on language option</text:p>
          </table:table-cell>
          <table:table-cell office:value-type="string" calcext:value-type="string">
            <text:p>The list of available languages drops down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hoose any language </text:p>
          </table:table-cell>
          <table:table-cell office:value-type="string" calcext:value-type="string">
            <text:p>The website is translated correctly 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GmLogin-15</text:p>
          </table:table-cell>
          <table:table-cell office:value-type="string" calcext:value-type="string">
            <text:p>The tab key on the keyboard takes to the next field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ck on Tab on the keyboard</text:p>
          </table:table-cell>
          <table:table-cell office:value-type="string" calcext:value-type="string">
            <text:p>The course is moved to the next field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calcext:value-type="string">
            <text:p>Test Case ID </text:p>
          </table:table-cell>
          <table:table-cell table:style-name="ce1" office:value-type="string" calcext:value-type="string">
            <text:p>Test Case Title</text:p>
          </table:table-cell>
          <table:table-cell table:style-name="ce1" office:value-type="string" calcext:value-type="string">
            <text:p>Step ID</text:p>
          </table:table-cell>
          <table:table-cell table:style-name="ce1" office:value-type="string" calcext:value-type="string">
            <text:p>Step actions</text:p>
          </table:table-cell>
          <table:table-cell table:style-name="ce1" office:value-type="string" calcext:value-type="string">
            <text:p>Expected Results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mLogin-16</text:p>
          </table:table-cell>
          <table:table-cell office:value-type="string" calcext:value-type="string">
            <text:p>Pressing the enter key on the keyboard activates the “Next” butto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 the “Email or phone” field with the mouse cursor set in it, type a registered email address (in format username@gmail.com)</text:p>
          </table:table-cell>
          <table:table-cell office:value-type="string" calcext:value-type="string">
            <text:p>The email address entered is displayed in the “Email or phone” field with the mouse cursor set in it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lick on the “Next” button </text:p>
          </table:table-cell>
          <table:table-cell office:value-type="string" calcext:value-type="string">
            <text:p>You are redirected to the password page 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ter your correct password </text:p>
          </table:table-cell>
          <table:table-cell office:value-type="string" calcext:value-type="string">
            <text:p>The entered password is displayed encrypted </text:p>
          </table:table-cell>
          <table:table-cell table:number-columns-repeated="1019"/>
        </table:table-row>
        <table:table-row table:style-name="ro6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ress the enter on the keyboard</text:p>
          </table:table-cell>
          <table:table-cell office:value-type="string" calcext:value-type="string">
            <text:p>You are logged in to your mailbox </text:p>
            <text:p>The Inbox page is open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3" table:number-rows-repeated="10484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2">00.00.0000</text:date>, <text:time style:data-style-name="N2" text:time-value="23:06:15.6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2T00:06:07.533000000</dc:date>
    <meta:editing-duration>PT1H56M33S</meta:editing-duration>
    <meta:editing-cycles>9</meta:editing-cycles>
    <meta:generator>LibreOffice/7.1.5.2$Windows_X86_64 LibreOffice_project/85f04e9f809797b8199d13c421bd8a2b025d52b5</meta:generator>
    <meta:document-statistic meta:table-count="1" meta:cell-count="343" meta:object-count="0"/>
  </office:meta>
</office:document-meta>
</file>